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Liberation Sans" officeooo:paragraph-rsid="000072b9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7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9" style:family="paragraph" style:parent-style-name="Heading_20_1">
      <style:text-properties fo:color="#666666" loext:opacity="100%" fo:font-size="14pt" officeooo:rsid="000072b9" officeooo:paragraph-rsid="000072b9" style:font-size-asian="14pt" style:font-size-complex="14pt"/>
    </style:style>
    <style:style style:name="P10" style:family="paragraph" style:parent-style-name="Heading_20_1">
      <style:text-properties officeooo:paragraph-rsid="000072b9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072b9" style:font-size-asian="10.5pt" style:font-size-complex="10.5pt"/>
    </style:style>
    <style:style style:name="T3" style:family="text">
      <style:text-properties fo:color="#666666" loext:opacity="100%" fo:font-size="14pt" style:font-size-asian="14pt" style:font-size-complex="14pt"/>
    </style:style>
    <style:style style:name="T4" style:family="text">
      <style:text-properties fo:color="#666666" loext:opacity="100%" fo:font-size="14pt" officeooo:rsid="000072b9" style:font-size-asian="14pt" style:font-size-complex="14pt"/>
    </style:style>
    <style:style style:name="T5" style:family="text">
      <style:text-properties style:font-name="Liberation Sans" officeooo:rsid="00025c6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Pasos a seguir:</text:span></text:p>
      <text:list xml:id="list666575507" text:style-name="L1">
        <text:list-item>
          <text:p text:style-name="P11">Guardar este documento en nuestro equipo.</text:p>
        </text:list-item>
        <text:list-item>
          <text:p text:style-name="P11">Renombrar según el siguiente ejemplo: ApellidoNombre_ActividadesUD2</text:p>
        </text:list-item>
        <text:list-item>
          <text:p text:style-name="P11">En el transcurso de las clases, el alumnado irá completando el documento según se indique en el enunciado de las actividades.</text:p>
        </text:list-item>
      </text:list>
      <text:p text:style-name="P6"/>
      <text:p text:style-name="P6">La siguiente tabla permite hacer un seguimiento por parte del alumno de las actividades entregadas:</text:p>
      <text:p text:style-name="P5"><draw:frame draw:style-name="fr1" draw:name="Object1" text:anchor-type="paragraph" svg:x="-0.095cm" svg:y="0.182cm" svg:width="17.436cm" svg:height="3.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107_3396345470" text:style-name="Index_20_Link" text:visited-style-name="Index_20_Link">Actividades 2.1<text:tab/>2</text:a></text:p>
          <text:p text:style-name="P4"><text:a xlink:type="simple" xlink:href="#__RefHeading___Toc111_3396345470" text:style-name="Index_20_Link" text:visited-style-name="Index_20_Link">Actividades 2.2<text:tab/>2</text:a></text:p>
          <text:p text:style-name="P4"><text:a xlink:type="simple" xlink:href="#__RefHeading___Toc113_3396345470" text:style-name="Index_20_Link" text:visited-style-name="Index_20_Link">Actividades 2.3<text:tab/>2</text:a></text:p>
        </text:index-body>
      </text:table-of-content>
      <text:p text:style-name="P5"/>
      <text:h text:style-name="P7" text:outline-level="1"><text:bookmark-start text:name="__RefHeading___Toc107_3396345470"/>Actividades 2.1<text:bookmark-end text:name="__RefHeading___Toc107_3396345470"/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10" text:outline-level="1"><text:bookmark-start text:name="__RefHeading___Toc111_3396345470"/><text:span text:style-name="T3">Actividades 2.</text:span><text:span text:style-name="T4">2</text:span><text:bookmark-end text:name="__RefHeading___Toc111_3396345470"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_RefHeading___Toc113_3396345470"/>Actividades 2.3<text:bookmark-end text:name="__RefHeading___Toc113_339634547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Liberation Sans" officeooo:paragraph-rsid="000072b9"/>
    </style:style>
    <style:style style:name="MP3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1"><text:tab/><text:tab/><text:span text:style-name="MT1">Actividades UD2</text:span></text:p>
      </style:header>
      <style:footer>
        <text:p text:style-name="MP2"><text:span text:style-name="MT2">CFGS – Desarrollo de Aplicaciones Web<text:tab/><text:tab/><text:tab/></text:span><text:span text:style-name="MT1">UD2. Lenguajes para la visualización de información</text:span><office:annotation loext:resolved="false"><dc:date>2020-10-01T19:22:11.781873182</dc:date><text:p>&lt;!--EndFragment--&gt;</text:p></office:annotation></text:p>
        <text:p text:style-name="MP3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10-07T07:14:08.163000000</dc:date>
    <meta:editing-duration>PT48M12S</meta:editing-duration>
    <meta:editing-cycles>3</meta:editing-cycles>
    <meta:document-statistic meta:table-count="0" meta:image-count="0" meta:object-count="1" meta:page-count="2" meta:paragraph-count="14" meta:word-count="85" meta:character-count="569" meta:non-whitespace-character-count="4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3mm"/>
    </style:style>
    <style:style style:name="co2" style:family="table-column">
      <style:table-column-properties fo:break-before="auto" style:column-width="6.01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3760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D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A1-31</text:p>
          </table:table-cell>
          <table:covered-table-cell table:number-columns-repeated="30" table:style-name="ce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 table:number-rows-repeated="1048573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-</number:text>
      <number:month number:textual="true"/>
    </number:date-style>
    <number:time-style style:name="N109">
      <number:hours/>
      <number:text>:</number:text>
      <number:minutes number:style="long"/>
    </number:tim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9:20:20.777243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